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ize="25pt" style:font-size-asian="25pt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fo:font-size="25pt" style:font-size-asian="25pt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fo:font-weight="bold" style:font-weight-asian="bold"/>
    </style:style>
    <style:style style:name="P6" style:family="paragraph" style:parent-style-name="Standard" style:master-page-name="Standard">
      <style:paragraph-properties style:page-number="auto"/>
      <style:text-properties fo:font-size="25pt" fo:font-weight="bold" style:font-size-asian="25pt" style:font-weight-asian="bold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TLAB FS11 – Research Plan</text:p>
      <text:p text:style-name="P2">(remove text between brackets)</text:p>
      <text:p text:style-name="P4"/>
      <text:p text:style-name="Standard"/>
      <text:p text:style-name="Standard"><text:span text:style-name="T1">Document Version:</text:span> (starts from 1 and add a unit to each new version) </text:p>
      <text:p text:style-name="Standard"><text:span text:style-name="T1">Group Name:</text:span> (be creative!)</text:p>
      <text:p text:style-name="Standard"><text:span text:style-name="T1">Group participants names: </text:span>(alphabetically sorted by last name)</text:p>
      <text:p text:style-name="P3"/>
      <text:p text:style-name="Standard"/>
      <text:p text:style-name="P1">General Introduction</text:p>
      <text:p text:style-name="P1"/>
      <text:p text:style-name="Standard">(States your motivation clearly: why is it important / interesting to solve this problem?)</text:p>
      <text:p text:style-name="Standard">(Add real-world examples, if any)</text:p>
      <text:p text:style-name="Standard">(Put the problem into a historical context, from what does it originate? Are there already some proposed solutions?)</text:p>
      <text:p text:style-name="P5"/>
      <text:p text:style-name="P1"/>
      <text:p text:style-name="P1">Fundamental Questions</text:p>
      <text:p text:style-name="P1"/>
      <text:p text:style-name="Standard">(At the end of the project you want to find the answer to these questions)</text:p>
      <text:p text:style-name="Standard">(Formulate a few, clear questions. Articulate them in sub-questions, from the more general to the more specific. )</text:p>
      <text:p text:style-name="Standard">(Define dependent and independent variables you want to study. Say how you want to measure them.)</text:p>
      <text:p text:style-name="P5"/>
      <text:p text:style-name="P1"/>
      <text:p text:style-name="P1">Expected Results</text:p>
      <text:p text:style-name="Standard"/>
      <text:p text:style-name="Standard">(What are the answers to the above questions that you expect to find before starting your research?)</text:p>
      <text:p text:style-name="P5"/>
      <text:p text:style-name="P1"/>
      <text:p text:style-name="P1">References </text:p>
      <text:p text:style-name="Standard"/>
      <text:p text:style-name="Standard">(Add the bibliographic references you intend to use)</text:p>
      <text:p text:style-name="Standard">(Explain possible extension to the above models)</text:p>
      <text:p text:style-name="Standard">(Code / Projects Reports of the previous year)</text:p>
      <text:p text:style-name="P5"/>
      <text:p text:style-name="P1"/>
      <text:p text:style-name="P1"><text:soft-page-break/>Research Methods</text:p>
      <text:p text:style-name="P1"/>
      <text:p text:style-name="Standard">(Cellular Automata, Agent-Based Model, Continuous Modeling…)</text:p>
      <text:p text:style-name="Standard">(If you are not sure here: 1. Consult your colleagues, 2. ask the teachers, 3. remember that you can change it afterwards)</text:p>
      <text:p text:style-name="P5"/>
      <text:p text:style-name="P1"/>
      <text:p text:style-name="P1">Other</text:p>
      <text:p text:style-name="P1"/>
      <text:p text:style-name="Standard">(mention datasets you are going to us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Cambria" fo:font-size="12pt" fo:language="en" fo:country="US" style:font-name-asian="Cambria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nnay  Karsten</meta:initial-creator>
    <meta:creation-date>2011-03-07T15:19:00</meta:creation-date>
    <dc:creator>stefano</dc:creator>
    <dc:date>2011-09-26T10:35:00</dc:date>
    <meta:editing-cycles>3</meta:editing-cycles>
    <meta:editing-duration>PT2M</meta:editing-duration>
    <meta:document-statistic meta:table-count="0" meta:image-count="0" meta:object-count="0" meta:page-count="2" meta:paragraph-count="24" meta:word-count="205" meta:character-count="1294"/>
    <meta:generator>LibreOffice/3.3$Unix LibreOffice_project/330m19$Build-401</meta:generator>
    <meta:user-defined meta:name="Info 1"/>
    <meta:user-defined meta:name="Info 2"/>
    <meta:user-defined meta:name="Info 3"/>
    <meta:user-defined meta:name="Info 4"/>
  </office:meta>
</office:document-meta>
</file>